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" style:family="table" style:master-page-name="Standard">
      <style:table-properties style:width="15.926cm" fo:margin-left="0cm" fo:margin-top="0cm" fo:margin-bottom="0cm" style:page-number="1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ffffff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line-height="100%" fo:text-align="end" style:justify-single-word="false" fo:orphans="0" fo:widows="0"/>
      <style:text-properties officeooo:rsid="0004ed85" officeooo:paragraph-rsid="0004ed85"/>
    </style:style>
    <style:style style:name="P10" style:family="paragraph" style:parent-style-name="Standard">
      <style:paragraph-properties fo:line-height="100%" fo:text-align="end" style:justify-single-word="false" fo:orphans="0" fo:widows="0"/>
      <style:text-properties officeooo:paragraph-rsid="0004ed85"/>
    </style:style>
    <style:style style:name="P11" style:family="paragraph" style:parent-style-name="Standard">
      <style:text-properties officeooo:rsid="0005fe05" officeooo:paragraph-rsid="0005fe05"/>
    </style:style>
    <style:style style:name="P12" style:family="paragraph" style:parent-style-name="Standard">
      <style:text-properties officeooo:paragraph-rsid="0005fe05"/>
    </style:style>
    <style:style style:name="P13" style:family="paragraph" style:parent-style-name="Standard">
      <style:paragraph-properties fo:line-height="100%" fo:orphans="0" fo:widows="0"/>
      <style:text-properties style:use-window-font-color="true" fo:font-weight="bold" officeooo:rsid="0004ed85" officeooo:paragraph-rsid="0004ed85" style:font-weight-asian="bold"/>
    </style:style>
    <style:style style:name="P14" style:family="paragraph" style:parent-style-name="Standard">
      <style:paragraph-properties fo:line-height="100%" fo:orphans="0" fo:widows="0"/>
      <style:text-properties style:use-window-font-color="true" officeooo:rsid="0004ed85" officeooo:paragraph-rsid="0004ed85"/>
    </style:style>
    <style:style style:name="P15" style:family="paragraph" style:parent-style-name="Standard">
      <style:text-properties officeooo:rsid="00078836" officeooo:paragraph-rsid="0005fe05"/>
    </style:style>
    <style:style style:name="P16" style:family="paragraph" style:parent-style-name="Standard">
      <style:text-properties officeooo:rsid="00078836" officeooo:paragraph-rsid="00078836"/>
    </style:style>
    <style:style style:name="P17" style:family="paragraph" style:parent-style-name="Standard">
      <style:text-properties officeooo:rsid="00098306" officeooo:paragraph-rsid="00098306"/>
    </style:style>
    <style:style style:name="P18" style:family="paragraph" style:parent-style-name="Standard">
      <style:text-properties officeooo:paragraph-rsid="00098306"/>
    </style:style>
    <style:style style:name="P19" style:family="paragraph" style:parent-style-name="Standard" style:list-style-name="WWNum5">
      <style:paragraph-properties fo:margin-left="1.27cm" fo:margin-right="0cm" fo:text-indent="-0.635cm" style:auto-text-indent="false"/>
      <style:text-properties officeooo:paragraph-rsid="000b00d8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6">
      <style:paragraph-properties fo:margin-left="1.27cm" fo:margin-right="0cm" fo:text-indent="-0.635cm" style:auto-text-indent="false"/>
      <style:text-properties fo:color="#ff0000"/>
    </style:style>
    <style:style style:name="P23" style:family="paragraph" style:parent-style-name="Standard" style:list-style-name="WWNum1">
      <style:paragraph-properties fo:margin-left="1.27cm" fo:margin-right="0cm" fo:text-indent="-0.635cm" style:auto-text-indent="false"/>
      <style:text-properties fo:font-style="italic" style:font-style-asian="italic"/>
    </style:style>
    <style:style style:name="P24" style:family="paragraph" style:parent-style-name="Standard" style:list-style-name="WWNum8">
      <style:paragraph-properties fo:margin-left="1.27cm" fo:margin-right="0cm" fo:text-indent="-0.635cm" style:auto-text-indent="false"/>
      <style:text-properties fo:font-style="italic" style:font-style-asian="italic"/>
    </style:style>
    <style:style style:name="P25" style:family="paragraph" style:parent-style-name="Standard" style:list-style-name="WWNum4">
      <style:paragraph-properties fo:margin-left="1.27cm" fo:margin-right="0cm" fo:text-indent="-0.635cm" style:auto-text-indent="false"/>
      <style:text-properties fo:font-style="italic" style:font-style-asian="italic"/>
    </style:style>
    <style:style style:name="P26" style:family="paragraph" style:parent-style-name="Standard" style:list-style-name="WWNum3">
      <style:paragraph-properties fo:margin-left="1.27cm" fo:margin-right="0cm" fo:text-indent="-0.635cm" style:auto-text-indent="false"/>
      <style:text-properties officeooo:rsid="00098306" officeooo:paragraph-rsid="00098306"/>
    </style:style>
    <style:style style:name="P27" style:family="paragraph" style:parent-style-name="Standard" style:list-style-name="WWNum5">
      <style:paragraph-properties fo:margin-left="1.27cm" fo:margin-right="0cm" fo:text-indent="-0.635cm" style:auto-text-indent="false"/>
      <style:text-properties officeooo:rsid="000c7b89" officeooo:paragraph-rsid="000c7b89"/>
    </style:style>
    <style:style style:name="P28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/>
      <style:text-properties fo:font-style="italic" style:font-style-asian="italic"/>
    </style:style>
    <style:style style:name="P30" style:family="paragraph" style:parent-style-name="Standard" style:list-style-name="WWNum2">
      <style:paragraph-properties fo:margin-left="3.81cm" fo:margin-right="0cm" fo:text-indent="-0.635cm" style:auto-text-indent="false"/>
      <style:text-properties fo:font-style="italic" style:font-style-asian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4ed85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098306" style:font-style-asian="italic" style:font-style-complex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officeooo:rsid="0005fe05"/>
    </style:style>
    <style:style style:name="T7" style:family="text">
      <style:text-properties officeooo:rsid="00098306"/>
    </style:style>
    <style:style style:name="T8" style:family="text">
      <style:text-properties fo:font-style="normal" officeooo:rsid="00098306" style:font-style-asian="normal" style:font-style-complex="normal"/>
    </style:style>
    <style:style style:name="T9" style:family="text">
      <style:text-properties officeooo:rsid="000b00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Esteve Soria</text:p>
          </table:table-cell>
          <table:table-cell table:style-name="Table2.A1" office:value-type="string">
            <text:p text:style-name="P10"><text:span text:style-name="T2">Desarrollador C++/Computer Vision</text:span></text:p>
          </table:table-cell>
        </table:table-row>
        <table:table-row table:style-name="Table2.1">
          <table:table-cell table:style-name="Table2.A1" office:value-type="string">
            <text:p text:style-name="P14">27</text:p>
          </table:table-cell>
          <table:table-cell table:style-name="Table2.A1" office:value-type="string">
            <text:p text:style-name="P9">6 años</text:p>
          </table:table-cell>
        </table:table-row>
      </table:table>
      <text:p text:style-name="Standard"/>
      <text:p text:style-name="Standard">INTRO</text:p>
      <text:p text:style-name="Standard"/>
      <text:p text:style-name="P11">[Una texto que sirva para explicar a la empresa qué tipo de profesional eres]</text:p>
      <text:p text:style-name="P12"><text:span text:style-name="T6">Mi experiencia profesional me ha enseñado que cuando la información fluye desde el cliente a los desarrolladores se puede ofrecer un mejor servicio. Esto lo he aprendido a las buenas y las malas.</text:span></text:p>
      <text:p text:style-name="P15"/>
      <text:p text:style-name="P16">Ahora mismo como profesional me identifico como desarrollador de visión por computación y desarrollador de C++ pero esto no siempre ha sido así. </text:p>
      <text:p text:style-name="P16"/>
      <text:p text:style-name="P16">Me interesa hacer las cosas bien desde el principio.</text:p>
      <text:p text:style-name="P16"/>
      <text:p text:style-name="P17">La automatización de procesos me parece prioritaria e importante para centrar a las personas donde más se puede ofrecer valor.</text:p>
      <text:p text:style-name="P17"/>
      <text:p text:style-name="P17"/>
      <text:p text:style-name="Standard"/>
      <text:p text:style-name="Standard">OBJETIVOS PROFESIONALES</text:p>
      <text:p text:style-name="Standard"/>
      <text:p text:style-name="P17">Me interesan las empresas que trabajan con proyectos que no estan focalizados en la creación de dinero sino en la utilidad y el progreso social.</text:p>
      <text:p text:style-name="P17"/>
      <text:p text:style-name="P17">Valoro mucho las empresas que son transparentes en lo que hacen hasta el punto de poder coexistir con otras tantas ofreciendo código abierto o hardware abierto.</text:p>
      <text:p text:style-name="P17"/>
      <text:p text:style-name="P18"><text:span text:style-name="T7">Como ingeniero electrónico, disfruto cuando “</text:span><text:span text:style-name="T4">el metal”</text:span><text:span text:style-name="T8"> y el software se juntan como en productos robóticos.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3">HABILIDADES TRANSVERSALES</text:p>
      <text:p text:style-name="Standard"/>
      <text:list xml:id="list3568833633" text:style-name="WWNum3">
        <text:list-item>
          <text:p text:style-name="P26">Enseñar a otros de manera simple lo que al principio les pueda parecer complejo.</text:p>
        </text:list-item>
        <text:list-item>
          <text:p text:style-name="P26">Rápido aprendizaje.</text:p>
        </text:list-item>
        <text:list-item>
          <text:p text:style-name="P26"/>
        </text:list-item>
      </text:list>
      <text:p text:style-name="Standard"/>
      <text:p text:style-name="P18">EXPERIENCIAS SIGNIFICATIVAS</text:p>
      <text:p text:style-name="Standard"/>
      <text:list xml:id="list3192702046" text:style-name="WWNum5">
        <text:list-item>
          <text:p text:style-name="P19"><text:span text:style-name="T9">Trabajar con un jefe de proyecto que era capaz de poner por delante las necesidades de sus trabajadores ante las necesidades del proyecto.</text:span></text:p>
        </text:list-item>
        <text:list-item>
          <text:p text:style-name="P27">Crear desde cero un sistema de visión artificial capaz de funcionar en tiempo real antes de siquiera encontrar un paper relacionado con ello publicado.</text:p>
        </text:list-item>
        <text:list-item>
          <text:p text:style-name="P27">Mantener una aplicación de más de 50k de código reduciendo la deuda técnica de la misma como desarrollador único y siendo junior.</text:p>
        </text:list-item>
      </text:list>
      <text:p text:style-name="Standard"/>
      <text:p text:style-name="Standard">PD: Incluir y marcar en negrita los términos relevantes para definir donde puedes aportar más valor o experiencia profesional -desde herramientas (ej. WordPress, React, Excel) a know-how (logística, gestión de equipos, desarrollo mobile) y por los que deberías ser “encontrable”. </text:p>
      <text:p text:style-name="Standard"/>
      <text:p text:style-name="Standard">Ej. Si un programador tiene experiencia en el sector bancario, a lo mejor tendría sentido que fuera encontrado por una búsqueda por el término “Fintech”.</text:p>
      <text:p text:style-name="Standard"/>
      <text:p text:style-name="Standard">RELACIONES SIGNIFICATIVAS</text:p>
      <text:p text:style-name="Standard"/>
      <text:list xml:id="list662799756" text:style-name="WWNum6">
        <text:list-item>
          <text:p text:style-name="P22">[De dos a tres profesionales de los que puedas tirar en caso de necesidad, te aporten un valor añadido como profesional y ayuden a perfilar el tipo de retos a los que te enfrentas en tu día a día]</text:p>
        </text:list-item>
        <text:list-item>
          <text:p text:style-name="P22">TBD</text:p>
        </text:list-item>
      </text:list>
      <text:p text:style-name="P4"/>
      <text:p text:style-name="P7">PD: esta segunda página también será utilizada para presentar el perfil a las empresas interesadas, pero los datos en rojo irán anonimizados hasta que el representado autorice que sean mostrados.</text:p>
      <text:p text:style-name="P3">EXPERIENCIA</text:p>
      <text:p text:style-name="Standard"/>
      <text:p text:style-name="P6">(en el caso de empresas en las que sólo se haya desempeñado un rol). En cursiva lo opcional.</text:p>
      <text:p text:style-name="Standard"/>
      <text:p text:style-name="Standard"><text:span text:style-name="T1">[Empresa] (desde [mes y año] </text:span><text:span text:style-name="T5">hasta [mes y año]</text:span><text:span text:style-name="T1">) </text:span>/<text:span text:style-name="T1"> [</text:span>Rol]</text:p>
      <text:p text:style-name="Standard"/>
      <text:list xml:id="list673325790" text:style-name="WWNum2">
        <text:list-item>
          <text:p text:style-name="P20">[Reto]</text:p>
          <text:list>
            <text:list-item>
              <text:p text:style-name="P28">[Solución]</text:p>
            </text:list-item>
            <text:list-item>
              <text:p text:style-name="P29">[Solución]</text:p>
              <text:list>
                <text:list-item>
                  <text:p text:style-name="P30">[Herramientas empleadas: lenguajes, tecnologías, aplicaciones]</text:p>
                </text:list-item>
              </text:list>
            </text:list-item>
          </text:list>
        </text:list-item>
        <text:list-item>
          <text:p text:style-name="P20">TBD</text:p>
        </text:list-item>
      </text:list>
      <text:p text:style-name="Standard"/>
      <text:p text:style-name="P2">Referencias</text:p>
      <text:list xml:id="list3787587086" text:style-name="WWNum1">
        <text:list-item>
          <text:p text:style-name="P23">[Nombre de Referencia] ([Rol de Referencia en el momento de desempeño del rol como link de contacto] en [nombre de empresa])</text:p>
        </text:list-item>
      </text:list>
      <text:p text:style-name="P2"/>
      <text:p text:style-name="P6">(en el caso de empresas en las que sólo se haya desempeñado más de un rol). En cursiva lo opcional.</text:p>
      <text:p text:style-name="Standard"/>
      <text:p text:style-name="Standard"><text:span text:style-name="T1">[Empresa] (desde [mes y año] </text:span><text:span text:style-name="T5">hasta [mes y año]</text:span><text:span text:style-name="T1">)</text:span></text:p>
      <text:p text:style-name="Standard"/>
      <text:p text:style-name="Standard">[Rol], desde [mes y año]<text:span text:style-name="T3"> hasta [mes y año]</text:span></text:p>
      <text:p text:style-name="Standard"/>
      <text:list xml:id="list174338710044562" text:continue-list="list673325790" text:style-name="WWNum2">
        <text:list-item>
          <text:p text:style-name="P20">[Reto]</text:p>
          <text:list>
            <text:list-item>
              <text:p text:style-name="P28">[Solución]</text:p>
            </text:list-item>
            <text:list-item>
              <text:p text:style-name="P29">[Solución]</text:p>
              <text:list>
                <text:list-item>
                  <text:p text:style-name="P30">[Herramientas empleadas: lenguajes, tecnologías, aplicaciones]</text:p>
                </text:list-item>
              </text:list>
            </text:list-item>
          </text:list>
        </text:list-item>
        <text:list-item>
          <text:p text:style-name="P20">TBD</text:p>
        </text:list-item>
      </text:list>
      <text:p text:style-name="Standard"/>
      <text:p text:style-name="P2">Referencias</text:p>
      <text:list xml:id="list174337119140709" text:continue-list="list3787587086" text:style-name="WWNum1">
        <text:list-item>
          <text:p text:style-name="P23">[Nombre de Referencia] ([Rol de Referencia en el momento de desempeño del rol como link de contacto] en [nombre de empresa])</text:p>
        </text:list-item>
      </text:list>
      <text:p text:style-name="Standard"/>
      <text:p text:style-name="Standard">[Rol], desde [mes y año]<text:span text:style-name="T3"> hasta [mes y año]</text:span></text:p>
      <text:p text:style-name="Standard"/>
      <text:list xml:id="list174338783621563" text:continue-list="list174338710044562" text:style-name="WWNum2">
        <text:list-item>
          <text:p text:style-name="P20">[Reto]</text:p>
          <text:list>
            <text:list-item>
              <text:p text:style-name="P28">[Solución]</text:p>
            </text:list-item>
            <text:list-item>
              <text:p text:style-name="P29">[Solución]</text:p>
              <text:list>
                <text:list-item>
                  <text:p text:style-name="P30">[Herramientas empleadas: lenguajes, tecnologías, aplicaciones]</text:p>
                </text:list-item>
              </text:list>
            </text:list-item>
          </text:list>
        </text:list-item>
        <text:list-item>
          <text:p text:style-name="P20">TBD</text:p>
        </text:list-item>
      </text:list>
      <text:p text:style-name="Standard"/>
      <text:p text:style-name="P2">Referencias</text:p>
      <text:list xml:id="list174337068818390" text:continue-list="list174337119140709" text:style-name="WWNum1">
        <text:list-item>
          <text:p text:style-name="P23">[Nombre de Referencia] ([Rol de Referencia en el momento de desempeño del rol como link de contacto] en [nombre de empresa])</text:p>
        </text:list-item>
      </text:list>
      <text:p text:style-name="Standard"/>
      <text:p text:style-name="P3">FORMACIÓN</text:p>
      <text:p text:style-name="Standard"/>
      <text:p text:style-name="P6">Formación Reglada o destacable en tu carrera profesional</text:p>
      <text:p text:style-name="Standard"/>
      <text:p text:style-name="Standard">[Centro 1] ([Año inicio 1]-[Año fin 1])</text:p>
      <text:p text:style-name="Standard">[Estudios 1]</text:p>
      <text:p text:style-name="Standard"/>
      <text:p text:style-name="Standard">…</text:p>
      <text:p text:style-name="Standard"/>
      <text:p text:style-name="P2">[Centro n] ([Año inicio]-[Año fin])</text:p>
      <text:p text:style-name="P2">[Estudios]</text:p>
      <text:p text:style-name="Standard"/>
      <text:p text:style-name="Standard">IDIOMAS</text:p>
      <text:p text:style-name="Standard"/>
      <text:p text:style-name="P6">Si consideramos que podemos trabajar en un idioma, el nivel no será alto sino “profesional”</text:p>
      <text:p text:style-name="Standard"/>
      <text:list xml:id="list38860621" text:style-name="WWNum8">
        <text:list-item>
          <text:p text:style-name="P21">[Idioma 1], competencias (nivel)</text:p>
        </text:list-item>
        <text:list-item>
          <text:p text:style-name="P24">[Idioma n], competencias (nivel)</text:p>
        </text:list-item>
      </text:list>
      <text:p text:style-name="Standard"/>
      <text:p text:style-name="Standard">MISCELÁNEA</text:p>
      <text:p text:style-name="Standard"/>
      <text:p text:style-name="P6">Cualquier otro estudio, formación o experiencia (Ej. cursos de idiomas, certificados profesionales, etc)</text:p>
      <text:p text:style-name="Standard"/>
      <text:list xml:id="list1496366709" text:style-name="WWNum4">
        <text:list-item>
          <text:p text:style-name="P25">Texto libre 1</text:p>
        </text:list-item>
        <text:list-item>
          <text:p text:style-name="P25">Texto libre n</text:p>
        </text:list-item>
      </text:list>
      <text:p text:style-name="Standard"/>
      <text:p text:style-name="Standard"/>
      <text:p text:style-name="P3">CUESTIONARIO</text:p>
      <text:p text:style-name="Standard"/>
      <text:p text:style-name="P6">Una serie de preguntas, no relacionadas con tu desempeño, pero que pueden ayudar a la empresa a entender si tus motivaciones encajan con lo que ellos pueden ofrecerte.</text:p>
      <text:p text:style-name="Standard"/>
      <text:p text:style-name="Standard">¿Cuáles son tus principales herramientas de trabajo (IDEs, editores de texto, clientes de correo, Excel...) y cómo las utilizas (plugins, configuraciones, trucos)?</text:p>
      <text:p text:style-name="Standard"/>
      <text:p text:style-name="Standard">TBD</text:p>
      <text:p text:style-name="Standard"/>
      <text:p text:style-name="Standard">¿Qué recursos online (webs, blogs, apps, foros, etc) usas para ayudarte a desempeñar tu trabajo?</text:p>
      <text:p text:style-name="Standard"/>
      <text:p text:style-name="Standard">TBD</text:p>
      <text:p text:style-name="Standard"/>
      <text:p text:style-name="Standard">¿Qué nuevas tecnologías y/o herramientas te llaman especialmente la atención y por qué?</text:p>
      <text:p text:style-name="Standard"/>
      <text:p text:style-name="Standard">TBD</text:p>
      <text:p text:style-name="Standard"/>
      <text:p text:style-name="Standard">¿Hay alguna empresa tecnológica que te llame la atención por lo bien que lo está haciendo?</text:p>
      <text:p text:style-name="Standard"/>
      <text:p text:style-name="Standard">TBD</text:p>
      <text:p text:style-name="Standard"/>
      <text:p text:style-name="Standard">¿Cómo intentas mantener actualizados tus conocimientos y habilidades profesionales?</text:p>
      <text:p text:style-name="Standard"/>
      <text:p text:style-name="Standard">TBD</text:p>
      <text:p text:style-name="Standard"/>
      <text:p text:style-name="Standard">¿Sueles compartir tu conocimiento por algún canal (posts, foros, contribución a open source, charlas públicas etc)?</text:p>
      <text:p text:style-name="Standard"/>
      <text:p text:style-name="Standard">TBD</text:p>
      <text:p text:style-name="Standard"/>
      <text:p text:style-name="Standard">¿Hay alguna tarea o función que hayas realizado a lo largo de tu carrera profesional de la que te sientas especialmente orgulloso?</text:p>
      <text:p text:style-name="Standard"/>
      <text:p text:style-name="Standard">TBD</text:p>
      <text:p text:style-name="Standard"/>
      <text:p text:style-name="Standard">¿Hay alguna tarea o función que hayas realizado a lo largo de tu carrera profesional que te hubiera gustado hacer de otra manera?</text:p>
      <text:p text:style-name="Standard"/>
      <text:p text:style-name="Standard">TBD</text:p>
      <text:p text:style-name="Standard"/>
      <text:p text:style-name="Standard">¿Qué cualidades y conocimientos crees que debe tener un buen profesional en tu puesto?</text:p>
      <text:p text:style-name="Standard"/>
      <text:p text:style-name="Standard">TBD</text:p>
      <text:p text:style-name="Standard"/>
      <text:p text:style-name="Standard">¿Qué habilidades y valores crees que debería tener un buen líder?</text:p>
      <text:p text:style-name="Standard"><text:soft-page-break/></text:p>
      <text:p text:style-name="Standard">TBD</text:p>
      <text:p text:style-name="Standard"/>
      <text:p text:style-name="Standard">¿Cómo sería el equipo de trabajo del que te sentirías orgulloso de formar parte?</text:p>
      <text:p text:style-name="Standard"/>
      <text:p text:style-name="Standard">TBD</text:p>
      <text:p text:style-name="Standard"/>
      <text:p text:style-name="Standard">¿Cómo sería la empresa en donde te gustaría de trabajar?</text:p>
      <text:p text:style-name="Standard"/>
      <text:p text:style-name="Standard">TBD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/>/ <text:page-count>6</text:page-count></text:p>
        <text:p text:style-name="MP1"/>
        <text:p text:style-name="MP2">Este documento contiene datos personales protegidos por el Reglamento Europeo de Protección de Datos, el titular de los mismos prohíbe su difusión sin su consentimiento previo.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057fc023c990d676a43019934386b85b21a9ee99</meta:generator>
    <dc:date>2020-02-16T17:43:36.502934463</dc:date>
    <meta:editing-duration>PT17M57S</meta:editing-duration>
    <meta:editing-cycles>4</meta:editing-cycles>
    <meta:document-statistic meta:table-count="1" meta:image-count="0" meta:object-count="0" meta:page-count="6" meta:paragraph-count="99" meta:word-count="927" meta:character-count="5644" meta:non-whitespace-character-count="4843"/>
  </office:meta>
</office:document-meta>
</file>